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7cc" officeooo:paragraph-rsid="0007f7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ste proyecto no corresponde un formulario de aspectos étic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09:06:15.485747080</meta:creation-date>
    <dc:date>2025-07-10T09:07:01.597087708</dc:date>
    <meta:editing-duration>PT46S</meta:editing-duration>
    <meta:editing-cycles>1</meta:editing-cycles>
    <meta:document-statistic meta:table-count="0" meta:image-count="0" meta:object-count="0" meta:page-count="1" meta:paragraph-count="1" meta:word-count="10" meta:character-count="67" meta:non-whitespace-character-count="58"/>
    <meta:generator>LibreOffice/24.8.7.2$Linux_X86_64 LibreOffice_project/f4f281f562fb585d46b0af5755dfe1eb6adc047f</meta:generator>
  </office:meta>
</office:document-meta>
</file>